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74f5df2030" style:family="table" style:master-page-name="ta-mp-0x7f74f5df2030">
      <style:table-properties table:display="true" style:writing-mode="lr-tb"/>
    </style:style>
    <style:style style:name="ta-0x7f74f5df2220" style:family="table" style:master-page-name="ta-mp-0x7f74f5df2220">
      <style:table-properties table:display="true" style:writing-mode="lr-tb"/>
    </style:style>
    <style:style style:name="ta-0x7f74f5df2410" style:family="table" style:master-page-name="ta-mp-0x7f74f5df2410">
      <style:table-properties table:display="true" style:writing-mode="lr-tb"/>
    </style:style>
    <style:style style:name="ta-0x7f74f5df2600" style:family="table" style:master-page-name="ta-mp-0x7f74f5df2600">
      <style:table-properties table:display="true" style:writing-mode="lr-tb"/>
    </style:style>
    <style:style style:name="ta-0x7f74f5df27f0" style:family="table" style:master-page-name="ta-mp-0x7f74f5df27f0">
      <style:table-properties table:display="true" style:writing-mode="lr-tb"/>
    </style:style>
    <style:style style:name="ta-0x7f74f5df29e0" style:family="table" style:master-page-name="ta-mp-0x7f74f5df29e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74f5e2895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74f5e28a80" style:family="table-cell" style:data-style-name="General">
      <style:table-cell-properties fo:background-color="transparent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74f5e28ba8" style:family="table-cell" style:data-style-name="General">
      <style:table-cell-properties fo:background-color="transparent" fo:border-top="0.000cm none #c7c7c7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74f5e28cd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74f5e08e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28df8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294e8" style:family="table-cell" style:data-style-name="General">
      <style:table-cell-properties fo:background-color="transparent" fo:border-top="0.000cm none #c7c7c7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090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29988" style:family="table-cell" style:data-style-name="General">
      <style:table-cell-properties fo:background-color="transparent" fo:border-top="0.000cm none #c7c7c7" fo:border-bottom="0.106cm solid #000000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28f20" style:family="table-cell" style:data-style-name="ND.0">
      <style:table-cell-properties fo:background-color="#ff99cc" fo:border-top="0.106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29610" style:family="table-cell" style:data-style-name="ND.0">
      <style:table-cell-properties fo:background-color="transparent" fo:border-top="0.000cm none #c7c7c7" fo:border-bottom="0.106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29048" style:family="table-cell" style:data-style-name="General">
      <style:table-cell-properties fo:background-color="#ff99cc" fo:border-top="0.106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29738" style:family="table-cell" style:data-style-name="General">
      <style:table-cell-properties fo:background-color="transparent" fo:border-top="0.000cm none #c7c7c7" fo:border-bottom="0.106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29170" style:family="table-cell" style:data-style-name="ND.0">
      <style:table-cell-properties fo:background-color="#ff99cc" fo:border-top="0.106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29860" style:family="table-cell" style:data-style-name="ND.0">
      <style:table-cell-properties fo:background-color="transparent" fo:border-top="0.000cm none #c7c7c7" fo:border-bottom="0.106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29298" style:family="table-cell" style:data-style-name="General">
      <style:table-cell-properties fo:background-color="#ff99cc" fo:border-top="0.106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293c0" style:family="table-cell" style:data-style-name="General">
      <style:table-cell-properties fo:background-color="#ff99cc" fo:border-top="0.106cm solid #000000" fo:border-bottom="0.000cm none #c7c7c7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29ab0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2a1a0" style:family="table-cell" style:data-style-name="General">
      <style:table-cell-properties fo:background-color="transparent" fo:border-top="0.000cm none #c7c7c7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091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2a640" style:family="table-cell" style:data-style-name="General">
      <style:table-cell-properties fo:background-color="transparent" fo:border-top="0.000cm none #c7c7c7" fo:border-bottom="0.106cm solid #000000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29bd8" style:family="table-cell" style:data-style-name="ND.0">
      <style:table-cell-properties fo:background-color="#ff99cc" fo:border-top="0.106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2a2c8" style:family="table-cell" style:data-style-name="ND.0">
      <style:table-cell-properties fo:background-color="transparent" fo:border-top="0.000cm none #c7c7c7" fo:border-bottom="0.106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29d00" style:family="table-cell" style:data-style-name="General">
      <style:table-cell-properties fo:background-color="#ff99cc" fo:border-top="0.106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2a3f0" style:family="table-cell" style:data-style-name="General">
      <style:table-cell-properties fo:background-color="transparent" fo:border-top="0.000cm none #c7c7c7" fo:border-bottom="0.106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29e28" style:family="table-cell" style:data-style-name="ND.0">
      <style:table-cell-properties fo:background-color="#ff99cc" fo:border-top="0.106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2a518" style:family="table-cell" style:data-style-name="ND.0">
      <style:table-cell-properties fo:background-color="transparent" fo:border-top="0.000cm none #c7c7c7" fo:border-bottom="0.106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29f50" style:family="table-cell" style:data-style-name="General">
      <style:table-cell-properties fo:background-color="#ff99cc" fo:border-top="0.106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2a078" style:family="table-cell" style:data-style-name="General">
      <style:table-cell-properties fo:background-color="#ff99cc" fo:border-top="0.106cm solid #000000" fo:border-bottom="0.000cm none #c7c7c7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2a768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3db58" style:family="table-cell" style:data-style-name="General">
      <style:table-cell-properties fo:background-color="transparent" fo:border-top="0.000cm none #c7c7c7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092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3dff8" style:family="table-cell" style:data-style-name="General">
      <style:table-cell-properties fo:background-color="transparent" fo:border-top="0.000cm none #c7c7c7" fo:border-bottom="0.106cm solid #000000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2a890" style:family="table-cell" style:data-style-name="ND.0">
      <style:table-cell-properties fo:background-color="#ff99cc" fo:border-top="0.106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3dc80" style:family="table-cell" style:data-style-name="ND.0">
      <style:table-cell-properties fo:background-color="transparent" fo:border-top="0.000cm none #c7c7c7" fo:border-bottom="0.106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2a9b8" style:family="table-cell" style:data-style-name="General">
      <style:table-cell-properties fo:background-color="#ff99cc" fo:border-top="0.106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3dda8" style:family="table-cell" style:data-style-name="General">
      <style:table-cell-properties fo:background-color="transparent" fo:border-top="0.000cm none #c7c7c7" fo:border-bottom="0.106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2aae0" style:family="table-cell" style:data-style-name="ND.0">
      <style:table-cell-properties fo:background-color="#ff99cc" fo:border-top="0.106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3ded0" style:family="table-cell" style:data-style-name="ND.0">
      <style:table-cell-properties fo:background-color="transparent" fo:border-top="0.000cm none #c7c7c7" fo:border-bottom="0.106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2ac08" style:family="table-cell" style:data-style-name="General">
      <style:table-cell-properties fo:background-color="#ff99cc" fo:border-top="0.106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2ad30" style:family="table-cell" style:data-style-name="General">
      <style:table-cell-properties fo:background-color="#ff99cc" fo:border-top="0.106cm solid #000000" fo:border-bottom="0.000cm none #c7c7c7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3e120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3e810" style:family="table-cell" style:data-style-name="General">
      <style:table-cell-properties fo:background-color="transparent" fo:border-top="0.000cm none #c7c7c7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093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3ecb0" style:family="table-cell" style:data-style-name="General">
      <style:table-cell-properties fo:background-color="transparent" fo:border-top="0.000cm none #c7c7c7" fo:border-bottom="0.106cm solid #000000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3e248" style:family="table-cell" style:data-style-name="ND.0">
      <style:table-cell-properties fo:background-color="#ff99cc" fo:border-top="0.106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3e938" style:family="table-cell" style:data-style-name="ND.0">
      <style:table-cell-properties fo:background-color="transparent" fo:border-top="0.000cm none #c7c7c7" fo:border-bottom="0.106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3e370" style:family="table-cell" style:data-style-name="General">
      <style:table-cell-properties fo:background-color="#ff99cc" fo:border-top="0.106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3ea60" style:family="table-cell" style:data-style-name="General">
      <style:table-cell-properties fo:background-color="transparent" fo:border-top="0.000cm none #c7c7c7" fo:border-bottom="0.106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3e498" style:family="table-cell" style:data-style-name="ND.0">
      <style:table-cell-properties fo:background-color="#ff99cc" fo:border-top="0.106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3eb88" style:family="table-cell" style:data-style-name="ND.0">
      <style:table-cell-properties fo:background-color="transparent" fo:border-top="0.000cm none #c7c7c7" fo:border-bottom="0.106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3e5c0" style:family="table-cell" style:data-style-name="General">
      <style:table-cell-properties fo:background-color="#ff99cc" fo:border-top="0.106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3e6e8" style:family="table-cell" style:data-style-name="General">
      <style:table-cell-properties fo:background-color="#ff99cc" fo:border-top="0.106cm solid #000000" fo:border-bottom="0.000cm none #c7c7c7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3ef00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3f840" style:family="table-cell" style:data-style-name="General">
      <style:table-cell-properties fo:background-color="transparent" fo:border-top="0.000cm none #c7c7c7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094c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3f028" style:family="table-cell" style:data-style-name="ND.0">
      <style:table-cell-properties fo:background-color="#ff99cc" fo:border-top="0.106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3f968" style:family="table-cell" style:data-style-name="ND.0">
      <style:table-cell-properties fo:background-color="transparent" fo:border-top="0.000cm none #c7c7c7" fo:border-bottom="0.106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3f150" style:family="table-cell" style:data-style-name="General">
      <style:table-cell-properties fo:background-color="#ff99cc" fo:border-top="0.106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3fa90" style:family="table-cell" style:data-style-name="General">
      <style:table-cell-properties fo:background-color="transparent" fo:border-top="0.000cm none #c7c7c7" fo:border-bottom="0.106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3f278" style:family="table-cell" style:data-style-name="ND.0">
      <style:table-cell-properties fo:background-color="#ff99cc" fo:border-top="0.106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3fbb8" style:family="table-cell" style:data-style-name="ND.0">
      <style:table-cell-properties fo:background-color="transparent" fo:border-top="0.000cm none #c7c7c7" fo:border-bottom="0.106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3f3a0" style:family="table-cell" style:data-style-name="General">
      <style:table-cell-properties fo:background-color="#ff99cc" fo:border-top="0.106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3f5f0" style:family="table-cell" style:data-style-name="General">
      <style:table-cell-properties fo:background-color="#ff99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3f4c8" style:family="table-cell" style:data-style-name="General">
      <style:table-cell-properties fo:background-color="#ff99cc" fo:border-top="0.106cm solid #000000" fo:border-bottom="0.000cm none #c7c7c7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3fce0" style:family="table-cell" style:data-style-name="General">
      <style:table-cell-properties fo:background-color="transparent" fo:border-top="0.000cm none #c7c7c7" fo:border-bottom="0.106cm solid #000000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3f718" style:family="table-cell" style:data-style-name="ND.0">
      <style:table-cell-properties fo:background-color="#ff99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4f5e3edd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55.25pt" style:use-optimal-column-width="true"/>
    </style:style>
    <style:style style:name="ACOL-2" style:family="table-column"/>
    <style:style style:name="ACOL-3" style:family="table-column">
      <style:table-column-properties style:column-width="185.75pt" style:use-optimal-column-width="true"/>
    </style:style>
    <style:style style:name="ACOL-4" style:family="table-column">
      <style:table-column-properties style:column-width="93.74pt" style:use-optimal-column-width="true"/>
    </style:style>
    <style:style style:name="ACOL-5" style:family="table-column">
      <style:table-column-properties style:column-width="110.24pt" style:use-optimal-column-width="true"/>
    </style:style>
    <style:style style:name="ACOL-6" style:family="table-column">
      <style:table-column-properties style:column-width="64.26pt" style:use-optimal-column-width="true"/>
    </style:style>
    <style:style style:name="ACOL-7" style:family="table-column">
      <style:table-column-properties style:column-width="361.16pt" style:use-optimal-column-width="true"/>
    </style:style>
    <style:style style:name="ACOL-8" style:family="table-column">
      <style:table-column-properties style:column-width="67.50pt" style:use-optimal-column-width="true"/>
    </style:style>
    <style:style style:name="ACOL-9" style:family="table-column">
      <style:table-column-properties style:column-width="825.00pt" style:use-optimal-column-width="true"/>
    </style:style>
    <style:style style:name="ACOL-10" style:family="table-column">
      <style:table-column-properties style:column-width="573.75pt" style:use-optimal-column-width="true"/>
    </style:style>
    <style:style style:name="ACOL-11" style:family="table-column">
      <style:table-column-properties style:column-width="114.00pt" style:use-optimal-column-width="true"/>
    </style:style>
    <style:style style:name="ACOL-12" style:family="table-column">
      <style:table-column-properties style:column-width="62.25pt" style:use-optimal-column-width="true"/>
    </style:style>
    <style:style style:name="ACOL-13" style:family="table-column">
      <style:table-column-properties style:column-width="144.75pt" style:use-optimal-column-width="true"/>
    </style:style>
    <style:style style:name="ACOL-14" style:family="table-column">
      <style:table-column-properties style:column-width="60.75pt" style:use-optimal-column-width="true"/>
    </style:style>
    <style:style style:name="ACOL-15" style:family="table-column">
      <style:table-column-properties style:column-width="198.00pt" style:use-optimal-column-width="true"/>
    </style:style>
    <style:style style:name="ACOL-16" style:family="table-column">
      <style:table-column-properties style:column-width="481.50pt" style:use-optimal-column-width="true"/>
    </style:style>
    <style:style style:name="ACOL-17" style:family="table-column">
      <style:table-column-properties style:column-width="192.75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  <style:style style:name="AROW-4" style:family="table-row">
      <style:table-row-properties style:row-height="14.91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stCase" table:style-name="ta-0x7f74f5df203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74f5e2895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74f5e28a8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74f5e28ba8" office:value-type="string">
            <text:p>logi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74f5e28cd0" office:value-type="string">
            <text:p>addNewOutletProductSelection</text:p>
          </table:table-cell>
          <table:table-cell table:number-columns-repeated="127" table:style-name="Gnumeric-default"/>
        </table:table-row>
        <table:table-row table:style-name="AROW-2">
          <table:table-cell table:style-name="Gnumeric-default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 table:number-rows-repeated="123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10">
          <gnm:selection gnm:start-col="0" gnm:start-row="10" gnm:end-col="0" gnm:end-row="10"/>
        </gnm:selections>
      </table:table>
      <table:table table:name="AQA1_TestData" table:style-name="ta-0x7f74f5df2220" table:print="false">
        <office:forms form:automatic-focus="false" form:apply-design-mode="false">
          <form:form/>
        </office:forms>
        <table:table-column table:default-cell-style-name="ACE-0x7f74f5e09020" table:style-name="ACOL-3"/>
        <table:table-column table:default-cell-style-name="ACE-0x7f74f5e09020" table:style-name="ACOL-4"/>
        <table:table-column table:default-cell-style-name="ACE-0x7f74f5e09020" table:style-name="ACOL-5"/>
        <table:table-column table:default-cell-style-name="ACE-0x7f74f5e09020" table:style-name="ACOL-6"/>
        <table:table-column table:default-cell-style-name="ACE-0x7f74f5e09020" table:style-name="ACOL-7"/>
        <table:table-column table:default-cell-style-name="ACE-0x7f74f5e09020" table:style-name="ACOL-0" table:number-columns-repeated="7"/>
        <table:table-column table:default-cell-style-name="ACE-0x7f74f5e09020" table:style-name="ACOL-0" table:number-columns-repeated="116"/>
        <table:table-row table:style-name="AROW-2">
          <table:table-cell table:style-name="ACE-0x7f74f5e28df8" office:value-type="string">
            <text:p>User Name</text:p>
          </table:table-cell>
          <table:table-cell table:style-name="ACE-0x7f74f5e28f20" office:value-type="string">
            <text:p>Password</text:p>
          </table:table-cell>
          <table:table-cell table:style-name="ACE-0x7f74f5e29048" office:value-type="string">
            <text:p>MandatoryAlert</text:p>
          </table:table-cell>
          <table:table-cell table:style-name="ACE-0x7f74f5e29170" office:value-type="string">
            <text:p>Product-ID</text:p>
          </table:table-cell>
          <table:table-cell table:style-name="ACE-0x7f74f5e29298" office:value-type="string">
            <text:p>Flow</text:p>
          </table:table-cell>
          <table:table-cell table:style-name="ACE-0x7f74f5e29298" office:value-type="string">
            <text:p>BrandTextFieldName</text:p>
          </table:table-cell>
          <table:table-cell table:style-name="ACE-0x7f74f5e29298" office:value-type="string">
            <text:p>AlertField</text:p>
          </table:table-cell>
          <table:table-cell table:style-name="ACE-0x7f74f5e29048" office:value-type="string">
            <text:p>BrandName</text:p>
          </table:table-cell>
          <table:table-cell table:style-name="ACE-0x7f74f5e29048" office:value-type="string">
            <text:p>ErrorMessage</text:p>
          </table:table-cell>
          <table:table-cell table:style-name="ACE-0x7f74f5e28f20" office:value-type="string">
            <text:p>ImagePath</text:p>
          </table:table-cell>
          <table:table-cell table:style-name="ACE-0x7f74f5e29298" office:value-type="string">
            <text:p>Desc</text:p>
          </table:table-cell>
          <table:table-cell table:style-name="ACE-0x7f74f5e29170" office:value-type="string">
            <text:p>BrandPriority</text:p>
          </table:table-cell>
          <table:table-cell table:style-name="ACE-0x7f74f5e293c0"/>
          <table:table-cell table:number-columns-repeated="115" table:style-name="ACE-0x7f74f5e09020"/>
        </table:table-row>
        <table:table-row table:style-name="AROW-4">
          <table:table-cell table:style-name="ACE-0x7f74f5e294e8" office:value-type="string">
            <text:p>testshopclue@sc.com</text:p>
          </table:table-cell>
          <table:table-cell table:style-name="ACE-0x7f74f5e29610" office:value-type="string">
            <text:p>123456</text:p>
          </table:table-cell>
          <table:table-cell table:style-name="ACE-0x7f74f5e29738" office:value-type="string">
            <text:p>The _enter_product_id field is mandatory.</text:p>
          </table:table-cell>
          <table:table-cell table:style-name="ACE-0x7f74f5e29860" office:value-type="float" office:value="78376366">
            <text:p>78376366</text:p>
          </table:table-cell>
          <table:table-cell table:style-name="ACE-0x7f74f5e29738" office:value-type="string">
            <text:p>Catalog|ShopClues Factory Outlet|Manage Outlet Brand</text:p>
          </table:table-cell>
          <table:table-cell table:style-name="ACE-0x7f74f5e29738" office:value-type="string">
            <text:p>Brand Name|Upload Brand Logo|Brand Logo|Small Description|Brand Priority</text:p>
          </table:table-cell>
          <table:table-cell table:style-name="ACE-0x7f74f5e29738" office:value-type="string">
            <text:p>The Brand Name field is mandatory.|The Upload Brand Logo field is mandatory.|The Brand Logo field is mandatory.|The Small Description field is mandatory.|The Brand Priority field is mandatory.</text:p>
          </table:table-cell>
          <table:table-cell table:style-name="ACE-0x7f74f5e29738" office:value-type="string">
            <text:p>testedg</text:p>
          </table:table-cell>
          <table:table-cell table:style-name="ACE-0x7f74f5e29738" office:value-type="string">
            <text:p>Already Exists|Available</text:p>
          </table:table-cell>
          <table:table-cell table:style-name="ACE-0x7f74f5e29860" office:value-type="string">
            <text:p>/home/shopclues/Desktop/images.jpeg</text:p>
          </table:table-cell>
          <table:table-cell table:style-name="ACE-0x7f74f5e29738" office:value-type="string">
            <text:p>This is the very good and effective product </text:p>
          </table:table-cell>
          <table:table-cell table:style-name="ACE-0x7f74f5e29860" office:value-type="string">
            <text:p>20095</text:p>
          </table:table-cell>
          <table:table-cell table:style-name="ACE-0x7f74f5e29988"/>
          <table:table-cell table:number-columns-repeated="115" table:style-name="ACE-0x7f74f5e0902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2_TestData" table:style-name="ta-0x7f74f5df2410" table:print="false">
        <office:forms form:automatic-focus="false" form:apply-design-mode="false">
          <form:form/>
        </office:forms>
        <table:table-column table:default-cell-style-name="ACE-0x7f74f5e09148" table:style-name="ACOL-3"/>
        <table:table-column table:default-cell-style-name="ACE-0x7f74f5e09148" table:style-name="ACOL-4"/>
        <table:table-column table:default-cell-style-name="ACE-0x7f74f5e09148" table:style-name="ACOL-5"/>
        <table:table-column table:default-cell-style-name="ACE-0x7f74f5e09148" table:style-name="ACOL-6"/>
        <table:table-column table:default-cell-style-name="ACE-0x7f74f5e09148" table:style-name="ACOL-7"/>
        <table:table-column table:default-cell-style-name="ACE-0x7f74f5e09148" table:style-name="ACOL-0" table:number-columns-repeated="7"/>
        <table:table-column table:default-cell-style-name="ACE-0x7f74f5e09148" table:style-name="ACOL-0" table:number-columns-repeated="116"/>
        <table:table-row table:style-name="AROW-2">
          <table:table-cell table:style-name="ACE-0x7f74f5e29ab0" office:value-type="string">
            <text:p>User Name</text:p>
          </table:table-cell>
          <table:table-cell table:style-name="ACE-0x7f74f5e29bd8" office:value-type="string">
            <text:p>Password</text:p>
          </table:table-cell>
          <table:table-cell table:style-name="ACE-0x7f74f5e29d00" office:value-type="string">
            <text:p>MandatoryAlert</text:p>
          </table:table-cell>
          <table:table-cell table:style-name="ACE-0x7f74f5e29e28" office:value-type="string">
            <text:p>Product-ID</text:p>
          </table:table-cell>
          <table:table-cell table:style-name="ACE-0x7f74f5e29f50" office:value-type="string">
            <text:p>Flow</text:p>
          </table:table-cell>
          <table:table-cell table:style-name="ACE-0x7f74f5e29f50" office:value-type="string">
            <text:p>BrandTextFieldName</text:p>
          </table:table-cell>
          <table:table-cell table:style-name="ACE-0x7f74f5e29f50" office:value-type="string">
            <text:p>AlertField</text:p>
          </table:table-cell>
          <table:table-cell table:style-name="ACE-0x7f74f5e29d00" office:value-type="string">
            <text:p>BrandName</text:p>
          </table:table-cell>
          <table:table-cell table:style-name="ACE-0x7f74f5e29d00" office:value-type="string">
            <text:p>ErrorMessage</text:p>
          </table:table-cell>
          <table:table-cell table:style-name="ACE-0x7f74f5e29bd8" office:value-type="string">
            <text:p>ImagePath</text:p>
          </table:table-cell>
          <table:table-cell table:style-name="ACE-0x7f74f5e29f50" office:value-type="string">
            <text:p>Desc</text:p>
          </table:table-cell>
          <table:table-cell table:style-name="ACE-0x7f74f5e29e28" office:value-type="string">
            <text:p>BrandPriority</text:p>
          </table:table-cell>
          <table:table-cell table:style-name="ACE-0x7f74f5e2a078"/>
          <table:table-cell table:number-columns-repeated="115" table:style-name="ACE-0x7f74f5e09148"/>
        </table:table-row>
        <table:table-row table:style-name="AROW-4">
          <table:table-cell table:style-name="ACE-0x7f74f5e2a1a0" office:value-type="string">
            <text:p>testshopclue@sc.com</text:p>
          </table:table-cell>
          <table:table-cell table:style-name="ACE-0x7f74f5e2a2c8" office:value-type="string">
            <text:p>123456</text:p>
          </table:table-cell>
          <table:table-cell table:style-name="ACE-0x7f74f5e2a3f0" office:value-type="string">
            <text:p>The _enter_product_id field is mandatory.</text:p>
          </table:table-cell>
          <table:table-cell table:style-name="ACE-0x7f74f5e2a518" office:value-type="float" office:value="78376366">
            <text:p>78376366</text:p>
          </table:table-cell>
          <table:table-cell table:style-name="ACE-0x7f74f5e2a3f0" office:value-type="string">
            <text:p>Catalog|ShopClues Factory Outlet|Manage Outlet Brand</text:p>
          </table:table-cell>
          <table:table-cell table:style-name="ACE-0x7f74f5e2a3f0" office:value-type="string">
            <text:p>Brand Name|Upload Brand Logo|Brand Logo|Small Description|Brand Priority</text:p>
          </table:table-cell>
          <table:table-cell table:style-name="ACE-0x7f74f5e2a3f0" office:value-type="string">
            <text:p>The Brand Name field is mandatory.|The Upload Brand Logo field is mandatory.|The Brand Logo field is mandatory.|The Small Description field is mandatory.|The Brand Priority field is mandatory.</text:p>
          </table:table-cell>
          <table:table-cell table:style-name="ACE-0x7f74f5e2a3f0" office:value-type="string">
            <text:p>testedg</text:p>
          </table:table-cell>
          <table:table-cell table:style-name="ACE-0x7f74f5e2a3f0" office:value-type="string">
            <text:p>Already Exists|Available</text:p>
          </table:table-cell>
          <table:table-cell table:style-name="ACE-0x7f74f5e2a518" office:value-type="string">
            <text:p>/home/shopclues/Desktop/images.jpeg</text:p>
          </table:table-cell>
          <table:table-cell table:style-name="ACE-0x7f74f5e2a3f0" office:value-type="string">
            <text:p>This is the very good and effective product </text:p>
          </table:table-cell>
          <table:table-cell table:style-name="ACE-0x7f74f5e2a518" office:value-type="string">
            <text:p>20095</text:p>
          </table:table-cell>
          <table:table-cell table:style-name="ACE-0x7f74f5e2a640"/>
          <table:table-cell table:number-columns-repeated="115" table:style-name="ACE-0x7f74f5e09148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3_TestData" table:style-name="ta-0x7f74f5df2600" table:print="false">
        <office:forms form:automatic-focus="false" form:apply-design-mode="false">
          <form:form/>
        </office:forms>
        <table:table-column table:default-cell-style-name="ACE-0x7f74f5e09270" table:style-name="ACOL-3"/>
        <table:table-column table:default-cell-style-name="ACE-0x7f74f5e09270" table:style-name="ACOL-4"/>
        <table:table-column table:default-cell-style-name="ACE-0x7f74f5e09270" table:style-name="ACOL-5"/>
        <table:table-column table:default-cell-style-name="ACE-0x7f74f5e09270" table:style-name="ACOL-6"/>
        <table:table-column table:default-cell-style-name="ACE-0x7f74f5e09270" table:style-name="ACOL-7"/>
        <table:table-column table:default-cell-style-name="ACE-0x7f74f5e09270" table:style-name="ACOL-0" table:number-columns-repeated="7"/>
        <table:table-column table:default-cell-style-name="ACE-0x7f74f5e09270" table:style-name="ACOL-0" table:number-columns-repeated="116"/>
        <table:table-row table:style-name="AROW-2">
          <table:table-cell table:style-name="ACE-0x7f74f5e2a768" office:value-type="string">
            <text:p>User Name</text:p>
          </table:table-cell>
          <table:table-cell table:style-name="ACE-0x7f74f5e2a890" office:value-type="string">
            <text:p>Password</text:p>
          </table:table-cell>
          <table:table-cell table:style-name="ACE-0x7f74f5e2a9b8" office:value-type="string">
            <text:p>MandatoryAlert</text:p>
          </table:table-cell>
          <table:table-cell table:style-name="ACE-0x7f74f5e2aae0" office:value-type="string">
            <text:p>Product-ID</text:p>
          </table:table-cell>
          <table:table-cell table:style-name="ACE-0x7f74f5e2ac08" office:value-type="string">
            <text:p>Flow</text:p>
          </table:table-cell>
          <table:table-cell table:style-name="ACE-0x7f74f5e2ac08" office:value-type="string">
            <text:p>BrandTextFieldName</text:p>
          </table:table-cell>
          <table:table-cell table:style-name="ACE-0x7f74f5e2ac08" office:value-type="string">
            <text:p>AlertField</text:p>
          </table:table-cell>
          <table:table-cell table:style-name="ACE-0x7f74f5e2a9b8" office:value-type="string">
            <text:p>BrandName</text:p>
          </table:table-cell>
          <table:table-cell table:style-name="ACE-0x7f74f5e2a9b8" office:value-type="string">
            <text:p>ErrorMessage</text:p>
          </table:table-cell>
          <table:table-cell table:style-name="ACE-0x7f74f5e2a890" office:value-type="string">
            <text:p>ImagePath</text:p>
          </table:table-cell>
          <table:table-cell table:style-name="ACE-0x7f74f5e2ac08" office:value-type="string">
            <text:p>Desc</text:p>
          </table:table-cell>
          <table:table-cell table:style-name="ACE-0x7f74f5e2aae0" office:value-type="string">
            <text:p>BrandPriority</text:p>
          </table:table-cell>
          <table:table-cell table:style-name="ACE-0x7f74f5e2ad30"/>
          <table:table-cell table:number-columns-repeated="115" table:style-name="ACE-0x7f74f5e09270"/>
        </table:table-row>
        <table:table-row table:style-name="AROW-4">
          <table:table-cell table:style-name="ACE-0x7f74f5e3db58" office:value-type="string">
            <text:p>testshopclue@sc.com</text:p>
          </table:table-cell>
          <table:table-cell table:style-name="ACE-0x7f74f5e3dc80" office:value-type="string">
            <text:p>123456</text:p>
          </table:table-cell>
          <table:table-cell table:style-name="ACE-0x7f74f5e3dda8" office:value-type="string">
            <text:p>The _enter_product_id field is mandatory.</text:p>
          </table:table-cell>
          <table:table-cell table:style-name="ACE-0x7f74f5e3ded0" office:value-type="float" office:value="78376366">
            <text:p>78376366</text:p>
          </table:table-cell>
          <table:table-cell table:style-name="ACE-0x7f74f5e3dda8" office:value-type="string">
            <text:p>Catalog|ShopClues Factory Outlet|Manage Outlet Brand</text:p>
          </table:table-cell>
          <table:table-cell table:style-name="ACE-0x7f74f5e3dda8" office:value-type="string">
            <text:p>Brand Name|Upload Brand Logo|Brand Logo|Small Description|Brand Priority</text:p>
          </table:table-cell>
          <table:table-cell table:style-name="ACE-0x7f74f5e3dda8" office:value-type="string">
            <text:p>The Brand Name field is mandatory.|The Upload Brand Logo field is mandatory.|The Brand Logo field is mandatory.|The Small Description field is mandatory.|The Brand Priority field is mandatory.</text:p>
          </table:table-cell>
          <table:table-cell table:style-name="ACE-0x7f74f5e3dda8" office:value-type="string">
            <text:p>testedg</text:p>
          </table:table-cell>
          <table:table-cell table:style-name="ACE-0x7f74f5e3dda8" office:value-type="string">
            <text:p>Already Exists|Available</text:p>
          </table:table-cell>
          <table:table-cell table:style-name="ACE-0x7f74f5e3ded0" office:value-type="string">
            <text:p>/home/shopclues/Desktop/images.jpeg</text:p>
          </table:table-cell>
          <table:table-cell table:style-name="ACE-0x7f74f5e3dda8" office:value-type="string">
            <text:p>This is the very good and effective product </text:p>
          </table:table-cell>
          <table:table-cell table:style-name="ACE-0x7f74f5e3ded0" office:value-type="string">
            <text:p>20095</text:p>
          </table:table-cell>
          <table:table-cell table:style-name="ACE-0x7f74f5e3dff8"/>
          <table:table-cell table:number-columns-repeated="115" table:style-name="ACE-0x7f74f5e0927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4_TestData" table:style-name="ta-0x7f74f5df27f0" table:print="false">
        <office:forms form:automatic-focus="false" form:apply-design-mode="false">
          <form:form/>
        </office:forms>
        <table:table-column table:default-cell-style-name="ACE-0x7f74f5e09398" table:style-name="ACOL-3"/>
        <table:table-column table:default-cell-style-name="ACE-0x7f74f5e09398" table:style-name="ACOL-4"/>
        <table:table-column table:default-cell-style-name="ACE-0x7f74f5e09398" table:style-name="ACOL-5"/>
        <table:table-column table:default-cell-style-name="ACE-0x7f74f5e09398" table:style-name="ACOL-6"/>
        <table:table-column table:default-cell-style-name="ACE-0x7f74f5e09398" table:style-name="ACOL-7"/>
        <table:table-column table:default-cell-style-name="ACE-0x7f74f5e09398" table:style-name="ACOL-0" table:number-columns-repeated="7"/>
        <table:table-column table:default-cell-style-name="ACE-0x7f74f5e09398" table:style-name="ACOL-0" table:number-columns-repeated="116"/>
        <table:table-row table:style-name="AROW-2">
          <table:table-cell table:style-name="ACE-0x7f74f5e3e120" office:value-type="string">
            <text:p>User Name</text:p>
          </table:table-cell>
          <table:table-cell table:style-name="ACE-0x7f74f5e3e248" office:value-type="string">
            <text:p>Password</text:p>
          </table:table-cell>
          <table:table-cell table:style-name="ACE-0x7f74f5e3e370" office:value-type="string">
            <text:p>MandatoryAlert</text:p>
          </table:table-cell>
          <table:table-cell table:style-name="ACE-0x7f74f5e3e498" office:value-type="string">
            <text:p>Product-ID</text:p>
          </table:table-cell>
          <table:table-cell table:style-name="ACE-0x7f74f5e3e5c0" office:value-type="string">
            <text:p>Flow</text:p>
          </table:table-cell>
          <table:table-cell table:style-name="ACE-0x7f74f5e3e5c0" office:value-type="string">
            <text:p>BrandTextFieldName</text:p>
          </table:table-cell>
          <table:table-cell table:style-name="ACE-0x7f74f5e3e5c0" office:value-type="string">
            <text:p>AlertField</text:p>
          </table:table-cell>
          <table:table-cell table:style-name="ACE-0x7f74f5e3e370" office:value-type="string">
            <text:p>BrandName</text:p>
          </table:table-cell>
          <table:table-cell table:style-name="ACE-0x7f74f5e3e370" office:value-type="string">
            <text:p>ErrorMessage</text:p>
          </table:table-cell>
          <table:table-cell table:style-name="ACE-0x7f74f5e3e248" office:value-type="string">
            <text:p>ImagePath</text:p>
          </table:table-cell>
          <table:table-cell table:style-name="ACE-0x7f74f5e3e5c0" office:value-type="string">
            <text:p>Desc</text:p>
          </table:table-cell>
          <table:table-cell table:style-name="ACE-0x7f74f5e3e498" office:value-type="string">
            <text:p>BrandPriority</text:p>
          </table:table-cell>
          <table:table-cell table:style-name="ACE-0x7f74f5e3e6e8"/>
          <table:table-cell table:number-columns-repeated="115" table:style-name="ACE-0x7f74f5e09398"/>
        </table:table-row>
        <table:table-row table:style-name="AROW-4">
          <table:table-cell table:style-name="ACE-0x7f74f5e3e810" office:value-type="string">
            <text:p>testshopclue@sc.com</text:p>
          </table:table-cell>
          <table:table-cell table:style-name="ACE-0x7f74f5e3e938" office:value-type="string">
            <text:p>123456</text:p>
          </table:table-cell>
          <table:table-cell table:style-name="ACE-0x7f74f5e3ea60" office:value-type="string">
            <text:p>The _enter_product_id field is mandatory.</text:p>
          </table:table-cell>
          <table:table-cell table:style-name="ACE-0x7f74f5e3eb88" office:value-type="float" office:value="78376366">
            <text:p>78376366</text:p>
          </table:table-cell>
          <table:table-cell table:style-name="ACE-0x7f74f5e3ea60" office:value-type="string">
            <text:p>Catalog|ShopClues Factory Outlet|Manage Outlet Brand</text:p>
          </table:table-cell>
          <table:table-cell table:style-name="ACE-0x7f74f5e3ea60" office:value-type="string">
            <text:p>Brand Name|Upload Brand Logo|Brand Logo|Small Description|Brand Priority</text:p>
          </table:table-cell>
          <table:table-cell table:style-name="ACE-0x7f74f5e3ea60" office:value-type="string">
            <text:p>The Brand Name field is mandatory.|The Upload Brand Logo field is mandatory.|The Brand Logo field is mandatory.|The Small Description field is mandatory.|The Brand Priority field is mandatory.</text:p>
          </table:table-cell>
          <table:table-cell table:style-name="ACE-0x7f74f5e3ea60" office:value-type="string">
            <text:p>testedg</text:p>
          </table:table-cell>
          <table:table-cell table:style-name="ACE-0x7f74f5e3ea60" office:value-type="string">
            <text:p>Already Exists|Available</text:p>
          </table:table-cell>
          <table:table-cell table:style-name="ACE-0x7f74f5e3eb88" office:value-type="string">
            <text:p>/home/shopclues/Desktop/images.jpeg</text:p>
          </table:table-cell>
          <table:table-cell table:style-name="ACE-0x7f74f5e3ea60" office:value-type="string">
            <text:p>This is the very good and effective product </text:p>
          </table:table-cell>
          <table:table-cell table:style-name="ACE-0x7f74f5e3eb88" office:value-type="string">
            <text:p>20095</text:p>
          </table:table-cell>
          <table:table-cell table:style-name="ACE-0x7f74f5e3ecb0"/>
          <table:table-cell table:number-columns-repeated="115" table:style-name="ACE-0x7f74f5e09398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5_TestData" table:style-name="ta-0x7f74f5df29e0" table:print="false">
        <office:forms form:automatic-focus="false" form:apply-design-mode="false">
          <form:form/>
        </office:forms>
        <table:table-column table:default-cell-style-name="ACE-0x7f74f5e094c0" table:style-name="ACOL-3"/>
        <table:table-column table:default-cell-style-name="ACE-0x7f74f5e094c0" table:style-name="ACOL-4"/>
        <table:table-column table:default-cell-style-name="ACE-0x7f74f5e094c0" table:style-name="ACOL-5"/>
        <table:table-column table:default-cell-style-name="ACE-0x7f74f5e094c0" table:style-name="ACOL-6"/>
        <table:table-column table:default-cell-style-name="ACE-0x7f74f5e094c0" table:style-name="ACOL-7"/>
        <table:table-column table:default-cell-style-name="ACE-0x7f74f5e094c0" table:style-name="ACOL-0" table:number-columns-repeated="6"/>
        <table:table-column table:default-cell-style-name="ACE-0x7f74f5e094c0" table:style-name="ACOL-8"/>
        <table:table-column table:default-cell-style-name="ACE-0x7f74f5e094c0" table:style-name="ACOL-9"/>
        <table:table-column table:default-cell-style-name="ACE-0x7f74f5e094c0" table:style-name="ACOL-10"/>
        <table:table-column table:default-cell-style-name="ACE-0x7f74f5e3edd8" table:style-name="ACOL-11"/>
        <table:table-column table:default-cell-style-name="ACE-0x7f74f5e094c0" table:style-name="ACOL-12"/>
        <table:table-column table:default-cell-style-name="ACE-0x7f74f5e094c0" table:style-name="ACOL-13"/>
        <table:table-column table:default-cell-style-name="ACE-0x7f74f5e3edd8" table:style-name="ACOL-14"/>
        <table:table-column table:default-cell-style-name="ACE-0x7f74f5e094c0" table:style-name="ACOL-15"/>
        <table:table-column table:default-cell-style-name="ACE-0x7f74f5e094c0" table:style-name="ACOL-16"/>
        <table:table-column table:default-cell-style-name="ACE-0x7f74f5e094c0" table:style-name="ACOL-12"/>
        <table:table-column table:default-cell-style-name="ACE-0x7f74f5e094c0" table:style-name="ACOL-17"/>
        <table:table-column table:default-cell-style-name="ACE-0x7f74f5e094c0" table:style-name="ACOL-0" table:number-columns-repeated="106"/>
        <table:table-row table:style-name="AROW-2">
          <table:table-cell table:style-name="ACE-0x7f74f5e3ef00" office:value-type="string">
            <text:p>User Name</text:p>
          </table:table-cell>
          <table:table-cell table:style-name="ACE-0x7f74f5e3f028" office:value-type="string">
            <text:p>Password</text:p>
          </table:table-cell>
          <table:table-cell table:style-name="ACE-0x7f74f5e3f150" office:value-type="string">
            <text:p>MandatoryAlert</text:p>
          </table:table-cell>
          <table:table-cell table:style-name="ACE-0x7f74f5e3f278" office:value-type="string">
            <text:p>Product-ID</text:p>
          </table:table-cell>
          <table:table-cell table:style-name="ACE-0x7f74f5e3f3a0" office:value-type="string">
            <text:p>Flow</text:p>
          </table:table-cell>
          <table:table-cell table:style-name="ACE-0x7f74f5e3f3a0" office:value-type="string">
            <text:p>BrandTextFieldName</text:p>
          </table:table-cell>
          <table:table-cell table:style-name="ACE-0x7f74f5e3f3a0" office:value-type="string">
            <text:p>AlertField</text:p>
          </table:table-cell>
          <table:table-cell table:style-name="ACE-0x7f74f5e3f150" office:value-type="string">
            <text:p>BrandName</text:p>
          </table:table-cell>
          <table:table-cell table:style-name="ACE-0x7f74f5e3f150" office:value-type="string">
            <text:p>ErrorMessage</text:p>
          </table:table-cell>
          <table:table-cell table:style-name="ACE-0x7f74f5e3f028" office:value-type="string">
            <text:p>ImagePath</text:p>
          </table:table-cell>
          <table:table-cell table:style-name="ACE-0x7f74f5e3f3a0" office:value-type="string">
            <text:p>Desc</text:p>
          </table:table-cell>
          <table:table-cell table:style-name="ACE-0x7f74f5e3f278" office:value-type="string">
            <text:p>BrandPriority</text:p>
          </table:table-cell>
          <table:table-cell table:style-name="ACE-0x7f74f5e3f4c8" office:value-type="string">
            <text:p>MandatoryFields</text:p>
          </table:table-cell>
          <table:table-cell table:style-name="ACE-0x7f74f5e3f5f0" office:value-type="string">
            <text:p>FieldsName</text:p>
          </table:table-cell>
          <table:table-cell table:style-name="ACE-0x7f74f5e3f718" office:value-type="string">
            <text:p>className</text:p>
          </table:table-cell>
          <table:table-cell table:style-name="ACE-0x7f74f5e3f5f0" office:value-type="string">
            <text:p>ProductTitle</text:p>
          </table:table-cell>
          <table:table-cell table:style-name="ACE-0x7f74f5e3f5f0" office:value-type="string">
            <text:p>ProdList</text:p>
          </table:table-cell>
          <table:table-cell table:style-name="ACE-0x7f74f5e3f718" office:value-type="string">
            <text:p>SellingPrice</text:p>
          </table:table-cell>
          <table:table-cell table:style-name="ACE-0x7f74f5e3f5f0" office:value-type="string">
            <text:p>ProdDescription</text:p>
          </table:table-cell>
          <table:table-cell table:style-name="ACE-0x7f74f5e3f5f0" office:value-type="string">
            <text:p>Status</text:p>
          </table:table-cell>
          <table:table-cell table:style-name="ACE-0x7f74f5e3f5f0" office:value-type="string">
            <text:p>OutletBrand</text:p>
          </table:table-cell>
          <table:table-cell table:style-name="ACE-0x7f74f5e3f5f0" office:value-type="string">
            <text:p>ImagePath</text:p>
          </table:table-cell>
          <table:table-cell table:number-columns-repeated="106" table:style-name="ACE-0x7f74f5e094c0"/>
        </table:table-row>
        <table:table-row table:style-name="AROW-4">
          <table:table-cell table:style-name="ACE-0x7f74f5e3f840" office:value-type="string">
            <text:p>testshopclue@sc.com</text:p>
          </table:table-cell>
          <table:table-cell table:style-name="ACE-0x7f74f5e3f968" office:value-type="string">
            <text:p>123456</text:p>
          </table:table-cell>
          <table:table-cell table:style-name="ACE-0x7f74f5e3fa90" office:value-type="string">
            <text:p>The _enter_product_id field is mandatory.</text:p>
          </table:table-cell>
          <table:table-cell table:style-name="ACE-0x7f74f5e3fbb8" office:value-type="float" office:value="78376366">
            <text:p>78376366</text:p>
          </table:table-cell>
          <table:table-cell table:style-name="ACE-0x7f74f5e3fa90" office:value-type="string">
            <text:p>Catalog|ShopClues Factory Outlet|Manage Outlet Brand</text:p>
          </table:table-cell>
          <table:table-cell table:style-name="ACE-0x7f74f5e3fa90" office:value-type="string">
            <text:p>Brand Name|Upload Brand Logo|Brand Logo|Small Description|Brand Priority</text:p>
          </table:table-cell>
          <table:table-cell table:style-name="ACE-0x7f74f5e3fa90" office:value-type="string">
            <text:p>The Brand Name field is mandatory.|The Upload Brand Logo field is mandatory.|The Brand Logo field is mandatory.|The Small Description field is mandatory.|The Brand Priority field is mandatory.</text:p>
          </table:table-cell>
          <table:table-cell table:style-name="ACE-0x7f74f5e3fa90" office:value-type="string">
            <text:p>testedg</text:p>
          </table:table-cell>
          <table:table-cell table:style-name="ACE-0x7f74f5e3fa90" office:value-type="string">
            <text:p>Already Exists|Available</text:p>
          </table:table-cell>
          <table:table-cell table:style-name="ACE-0x7f74f5e3fbb8" office:value-type="string">
            <text:p>/home/shopclues/Desktop/images.jpeg</text:p>
          </table:table-cell>
          <table:table-cell table:style-name="ACE-0x7f74f5e3fa90" office:value-type="string">
            <text:p>This is the very good and effective product </text:p>
          </table:table-cell>
          <table:table-cell table:style-name="ACE-0x7f74f5e3fbb8" office:value-type="string">
            <text:p>20095</text:p>
          </table:table-cell>
          <table:table-cell table:style-name="ACE-0x7f74f5e3fce0" office:value-type="string">
            <text:p>The Product Title <text:s/>field is mandatory.|The Select a Category <text:s/>field is mandatory.|The Full Description <text:s/>field is mandatory.|The Outlet Brand field is mandatory.|cm-required</text:p>
          </table:table-cell>
          <table:table-cell table:style-name="ACE-0x7f74f5e094c0" office:value-type="string">
            <text:p>Product Title <text:s/>(?):|Select a Category <text:s/>(?):|Selling Price (Rs.) <text:s/>(?):|Full Description <text:s/>(?):|Status:|Outlet Brand:|Images <text:s/>(?):</text:p>
          </table:table-cell>
          <table:table-cell table:style-name="ACE-0x7f74f5e3edd8" office:value-type="string">
            <text:p>cm-required|form-field</text:p>
          </table:table-cell>
          <table:table-cell table:style-name="ACE-0x7f74f5e094c0" office:value-type="string">
            <text:p>TestProduct</text:p>
          </table:table-cell>
          <table:table-cell table:style-name="ACE-0x7f74f5e094c0" office:value-type="string">
            <text:p>Fashion|EyeWear|Sunglasses</text:p>
          </table:table-cell>
          <table:table-cell table:style-name="ACE-0x7f74f5e3edd8" office:value-type="float" office:value="85">
            <text:p>85</text:p>
          </table:table-cell>
          <table:table-cell table:style-name="ACE-0x7f74f5e094c0" office:value-type="string">
            <text:p>This is test product for internal use only</text:p>
          </table:table-cell>
          <table:table-cell table:style-name="ACE-0x7f74f5e094c0" office:value-type="string">
            <text:p>Active|Disapproved|Disabled|Feature Missing|Hidden|Request Approval|Deleted|Image processing</text:p>
          </table:table-cell>
          <table:table-cell table:style-name="ACE-0x7f74f5e094c0" office:value-type="string">
            <text:p>Panasonic</text:p>
          </table:table-cell>
          <table:table-cell table:style-name="ACE-0x7f74f5e094c0" office:value-type="string">
            <text:p>/home/shopclues/Desktop/images.jpeg</text:p>
          </table:table-cell>
          <table:table-cell table:number-columns-repeated="106" table:style-name="ACE-0x7f74f5e094c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20" gnm:cursor-row="8">
          <gnm:selection gnm:start-col="20" gnm:start-row="8" gnm:end-col="20" gnm:end-row="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text-style style:name="ND.0">
      <number:text-content/>
    </number:text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74f5e0497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74f5dfc78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74f5dfcea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74f5d49ce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74f5e001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74f5b7f03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74f5df2030" style:display-name="TestCase" style:page-layout-name="pl-0x7f74f5e049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74f5df2220" style:display-name="AQA1_TestData" style:page-layout-name="pl-0x7f74f5dfc78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74f5df2410" style:display-name="AQA2_TestData" style:page-layout-name="pl-0x7f74f5dfcea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74f5df2600" style:display-name="AQA3_TestData" style:page-layout-name="pl-0x7f74f5d49ce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74f5df27f0" style:display-name="AQA4_TestData" style:page-layout-name="pl-0x7f74f5e001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74f5df29e0" style:display-name="AQA5_TestData" style:page-layout-name="pl-0x7f74f5b7f03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9T12:23:49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